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Courier 10 Pitch1" svg:font-family="'Courier 10 Pitch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P8" style:family="paragraph" style:parent-style-name="Standard" style:list-style-name="L6"/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 style:list-style-name="L7">
      <style:text-properties fo:font-weight="normal" style:font-weight-asian="normal" style:font-weight-complex="normal"/>
    </style:style>
    <style:style style:name="P11" style:family="paragraph" style:parent-style-name="Standard" style:list-style-name="L8">
      <style:text-properties fo:font-weight="normal" officeooo:paragraph-rsid="001c5a90" style:font-weight-asian="normal" style:font-weight-complex="normal"/>
    </style:style>
    <style:style style:name="P12" style:family="paragraph" style:parent-style-name="Standard" style:list-style-name="L8">
      <style:text-properties fo:font-weight="normal" officeooo:paragraph-rsid="001d2b39" style:font-weight-asian="normal" style:font-weight-complex="normal"/>
    </style:style>
    <style:style style:name="P13" style:family="paragraph" style:parent-style-name="Standard">
      <style:text-properties fo:font-weight="bold" officeooo:rsid="001c5a90" officeooo:paragraph-rsid="001c5a90" style:font-weight-asian="bold" style:font-weight-complex="bold"/>
    </style:style>
    <style:style style:name="P14" style:family="paragraph">
      <style:text-properties style:font-name="Courier 10 Pitch" fo:font-size="9pt" style:font-size-asian="9pt" style:font-size-complex="9pt"/>
    </style:style>
    <style:style style:name="P15" style:family="paragraph">
      <style:paragraph-properties fo:text-align="center"/>
    </style:style>
    <style:style style:name="T1" style:family="text">
      <style:text-properties style:text-position="super 58%" officeooo:rsid="001b65e8"/>
    </style:style>
    <style:style style:name="T2" style:family="text">
      <style:text-properties officeooo:rsid="001c5a90"/>
    </style:style>
    <style:style style:name="T3" style:family="text">
      <style:text-properties fo:font-style="italic" officeooo:rsid="001c5a90" style:font-style-asian="italic" style:font-style-complex="italic"/>
    </style:style>
    <style:style style:name="T4" style:family="text">
      <style:text-properties fo:font-style="normal" officeooo:rsid="001c5a90" style:font-style-asian="normal" style:font-style-complex="normal"/>
    </style:style>
    <style:style style:name="T5" style:family="text">
      <style:text-properties fo:font-style="normal" officeooo:rsid="001d2b39" style:font-style-asian="normal" style:font-style-complex="normal"/>
    </style:style>
    <style:style style:name="T6" style:family="text">
      <style:text-properties fo:font-style="normal" officeooo:rsid="001e29d6" style:font-style-asian="normal" style:font-style-complex="normal"/>
    </style:style>
    <style:style style:name="T7" style:family="text">
      <style:text-properties fo:font-style="normal" officeooo:rsid="001fdec3" style:font-style-asian="normal" style:font-style-complex="normal"/>
    </style:style>
    <style:style style:name="T8" style:family="text">
      <style:text-properties fo:font-style="normal" officeooo:rsid="0021674a" style:font-style-asian="normal" style:font-style-complex="normal"/>
    </style:style>
    <style:style style:name="T9" style:family="text">
      <style:text-properties style:text-position="sub 58%" fo:font-style="normal" officeooo:rsid="001fdec3" style:font-style-asian="normal" style:font-style-complex="normal"/>
    </style:style>
    <style:style style:name="T10" style:family="text">
      <style:text-properties style:text-position="0% 100%" fo:font-style="normal" officeooo:rsid="001fdec3" style:font-style-asian="normal" style:font-style-complex="normal"/>
    </style:style>
    <style:style style:name="T11" style:family="text">
      <style:text-properties style:font-name="Courier 10 Pitch" fo:font-size="9pt" style:font-size-asian="9pt" style:font-size-complex="9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opacity="0%" draw:textarea-horizontal-align="justify" draw:textarea-vertical-align="middle" draw:auto-grow-height="true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opacity="0%" draw:textarea-horizontal-align="justify" draw:textarea-vertical-align="middle" draw:auto-grow-height="true" fo:min-height="0.4362in" fo:min-width="0.7535in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opacity="0%" draw:textarea-horizontal-align="justify" draw:textarea-vertical-align="middle" draw:auto-grow-height="true" fo:min-height="0.5756in" fo:min-width="0.6429in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opacity="0%" draw:textarea-horizontal-align="justify" draw:textarea-vertical-align="middle" draw:auto-grow-height="true" fo:min-height="0in" fo:min-width="0in" fo:wrap-option="no-wrap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cal Optimization</text:p>
      <text:p text:style-name="Standard"/>
      <text:p text:style-name="P1">Local optimization</text:p>
      <text:list xml:id="list1673891105" text:style-name="L1">
        <text:list-item>
          <text:p text:style-name="P3">Focuses on optimizing a single block</text:p>
        </text:list-item>
        <text:list-item>
          <text:p text:style-name="P3">Is simple</text:p>
        </text:list-item>
      </text:list>
      <text:p text:style-name="Standard"/>
      <text:p text:style-name="P1">Some statements can be deleted</text:p>
      <text:list xml:id="list1454461676" text:style-name="L2">
        <text:list-item>
          <text:p text:style-name="P4">x := x + 0</text:p>
        </text:list-item>
        <text:list-item>
          <text:p text:style-name="P4">x := x * 1</text:p>
        </text:list-item>
      </text:list>
      <text:p text:style-name="Standard"/>
      <text:p text:style-name="P1">Simplify statements via algebraic manipulation</text:p>
      <text:list xml:id="list1344942608" text:style-name="L3">
        <text:list-item>
          <text:p text:style-name="P5">Assignment of a constant to a variable</text:p>
          <text:p text:style-name="P5">x := x * 0 <text:s text:c="3"/>→ <text:s text:c="3"/>x := 0</text:p>
          <text:p text:style-name="P5">This is not a actual optimization as multiplication is as fast as any single instruction in modern processors. But enables further optimizations through constant propogation.</text:p>
        </text:list-item>
        <text:list-item>
          <text:p text:style-name="P5">Replacing the exponentiation operation to an explicit multiply operation</text:p>
          <text:p text:style-name="P5">y := y<text:span text:style-name="T1">2</text:span> <text:s text:c="2"/>→ <text:s text:c="2"/>y = y * y</text:p>
          <text:p text:style-name="P5">Exponentiation is most certainly a library function with a procedure call overhead and a general loop</text:p>
        </text:list-item>
        <text:list-item>
          <text:p text:style-name="P5">Replace a multiplication by a power of two by a left shift operation</text:p>
          <text:p text:style-name="P5">x := x * 8 <text:s text:c="3"/>→ <text:s text:c="3"/>x := x &lt;&lt; 3</text:p>
          <text:p text:style-name="P5">x := x * 15 <text:s text:c="3"/>→ <text:s text:c="3"/>x := x &lt;&lt; 4; x := t -x </text:p>
          <text:p text:style-name="P5">This is not an optimization as multiplication is as fast as any single instruction in modern processors.</text:p>
        </text:list-item>
      </text:list>
      <text:p text:style-name="Standard"/>
      <text:p text:style-name="P1">Constant folding</text:p>
      <text:list xml:id="list1400101636" text:style-name="L4">
        <text:list-item>
          <text:p text:style-name="P6">Operations on constants can be computed at compile time</text:p>
          <text:list>
            <text:list-item>
              <text:p text:style-name="P6">x := 2 + 2 → x := 4</text:p>
            </text:list-item>
            <text:list-item>
              <text:p text:style-name="P6">if 2 &lt; 0 jump L can be deleted</text:p>
            </text:list-item>
          </text:list>
        </text:list-item>
        <text:list-item>
          <text:p text:style-name="P6">Pitfall – Constant folding should not be done while cross compiling as floating point computations(due to different precisions or different strategies on rounding) may differ slightly in the compiling and target platform</text:p>
        </text:list-item>
      </text:list>
      <text:p text:style-name="Standard"/>
      <text:p text:style-name="P1">Eliminate unreachable basic blocks</text:p>
      <text:list xml:id="list1673892305" text:continue-numbering="true" text:style-name="L4">
        <text:list-item>
          <text:p text:style-name="P6">An unreachable basic block is one that is not the target of any jump or fall through</text:p>
        </text:list-item>
        <text:list-item>
          <text:p text:style-name="P6">Removing unreachable block makes the code smaller and sometimes faster due to cache effects in increasing spatial locality.</text:p>
        </text:list-item>
        <text:list-item>
          <text:p text:style-name="P6">Unreachable blocks are fairly common</text:p>
          <text:list>
            <text:list-item>
              <text:p text:style-name="P6">Code is parameterized with compiler time flags</text:p>
            </text:list-item>
            <text:list-item>
              <text:p text:style-name="P6">Programs use only some interfaces offered in a large library</text:p>
            </text:list-item>
            <text:list-item>
              <text:p text:style-name="P6">Unreachable code also occur due to other optimization</text:p>
            </text:list-item>
          </text:list>
        </text:list-item>
      </text:list>
      <text:p text:style-name="Standard"/>
      <text:p text:style-name="P1">Dead code elimination</text:p>
      <text:p text:style-name="Standard"/>
      <text:p text:style-name="P1">Common subexpression elimination based on single assignment form</text:p>
      <text:list xml:id="list1866108078" text:style-name="L5">
        <text:list-item>
          <text:p text:style-name="P7">A block is said to be composed of single assignment forms if reassignments to the same registers are not allowed. A register can be assigned just the once.</text:p>
        </text:list-item>
        <text:list-item>
          <text:p text:style-name="P7">What this means is that if two assignments have the same RHS, the compute they same value and the duplicate computation can be saved off</text:p>
          <text:p text:style-name="P7"><draw:custom-shape text:anchor-type="paragraph" draw:z-index="0" draw:style-name="gr1" draw:text-style-name="P14" svg:width="0.7539in" svg:height="0.4362in" svg:x="1.4189in" svg:y="0.2126in"><text:p><text:span text:style-name="T11">x := y + z</text:span></text:p><text:p><text:span text:style-name="T11">…</text:span></text:p><text:p><text:span text:style-name="T11">w := y + z</text:span></text:p><draw:enhanced-geometry svg:viewBox="0 0 21600 21600" draw:glue-points="10800 0 0 10800 10800 21600 21600 10800" draw:type="flowchart-process" draw:enhanced-path="M 0 0 L 21600 0 21600 21600 0 21600 0 0 Z N"/></draw:custom-shape></text:p>
        </text:list-item>
      </text:list>
      <text:p text:style-name="Standard"><draw:custom-shape text:anchor-type="paragraph" draw:z-index="1" draw:style-name="gr2" draw:text-style-name="P14" svg:width="0.7539in" svg:height="0.4362in" svg:x="2.6547in" svg:y="0.0256in"><text:p><text:span text:style-name="T11">x := y + z</text:span></text:p><text:p><text:span text:style-name="T11">…</text:span></text:p><text:p><text:span text:style-name="T11">w := x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" draw:style-name="gr3" svg:width="0.4831in" svg:height="0.0657in" svg:x="2.172in" svg:y="0.166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><text:soft-page-break/>Copy propagation based on single assignment form</text:p>
      <text:list xml:id="list1591095578" text:style-name="L6">
        <text:list-item>
          <text:p text:style-name="P8">If w := x appears in a block, replace subsequent uses of w with x</text:p>
        </text:list-item>
      </text:list>
      <text:p text:style-name="Standard"><draw:custom-shape text:anchor-type="paragraph" draw:z-index="5" draw:style-name="gr4" svg:width="0.6433in" svg:height="0.576in" svg:x="2.4047in" svg:y="0.098in"><text:p>b := z + y</text:p><text:p>a := b</text:p><text:p>x = 2 * b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style-name="gr1" svg:width="0.6433in" svg:height="0.576in" svg:x="1.122in" svg:y="0.0953in"><text:p>b := z + y</text:p><text:p>a := b</text:p><text:p>x = 2 * a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" draw:style-name="gr4" svg:width="0.6433in" svg:height="0.576in" svg:x="3.698in" svg:y="0.0736in"><text:p>b := z + y</text:p><text:p>x = 2 * b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" draw:style-name="gr5" draw:text-style-name="P15" svg:width="1.5098in" svg:height="0.1925in" svg:x="4.5756in" svg:y="0.1256in"><text:p text:style-name="P15">Dead code elimination</text:p><draw:enhanced-geometry svg:viewBox="0 0 21600 21600" draw:mirror-horizontal="false" draw:type="line-callout-2" draw:modifiers="-18004.9655172414 19812.9496402878 -3600 4000 -1797.51724137931 3962.58992805755" draw:enhanced-path="M 0 0 L 21600 0 21600 21600 0 21600 Z N M ?f0 ?f1 L ?f2 ?f3 N M ?f2 ?f3 L ?f4 ?f5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draw:handle draw:handle-position="$4 $5"/></draw:enhanced-geometry></draw:custom-shape></text:p>
      <text:p text:style-name="Standard"><draw:custom-shape text:anchor-type="paragraph" draw:z-index="4" draw:style-name="gr3" svg:width="0.5248in" svg:height="0.115in" svg:x="1.8138in" svg:y="0.15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style-name="gr3" svg:width="0.5248in" svg:height="0.115in" svg:x="3.1217in" svg:y="0.1283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><draw:custom-shape text:anchor-type="paragraph" draw:z-index="9" draw:style-name="gr5" draw:text-style-name="P15" svg:width="1.2098in" svg:height="0.1925in" svg:x="4.75in" svg:y="0.0543in"><text:p text:style-name="P15">Copy Propagation</text:p><draw:enhanced-geometry svg:viewBox="0 0 21600 21600" draw:mirror-horizontal="false" draw:type="line-callout-1" draw:modifiers="-48280.8950086059 3263.30935251799 -1800 4000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/text:p>
      <text:p text:style-name="Standard"/>
      <text:list xml:id="list1454462876" text:continue-numbering="true" text:style-name="L6">
        <text:list-item>
          <text:p text:style-name="P8">By itself not useful. Enables optimization by combining with other forms of local optimization like constant folding and dead code elimination</text:p>
        </text:list-item>
      </text:list>
      <text:p text:style-name="Standard"/>
      <text:p text:style-name="P1">Nature of optimizations</text:p>
      <text:list xml:id="list1344943808" text:continue-list="list1673891105" text:style-name="L1">
        <text:list-item>
          <text:p text:style-name="P3">Each local optimization does little by itself</text:p>
        </text:list-item>
        <text:list-item>
          <text:p text:style-name="P3">They typically interact with one another. One optimization enables another one</text:p>
        </text:list-item>
        <text:list-item>
          <text:p text:style-name="P3">Optimizing compilers repeat optimization until no improvement is possible. </text:p>
        </text:list-item>
        <text:list-item>
          <text:p text:style-name="P3">The possible combination that provides optimization with the least number of passes is copy propagation, constant propagation and constant folding</text:p>
        </text:list-item>
      </text:list>
      <text:p text:style-name="Standard"/>
      <text:p text:style-name="P1">Peephole optimization</text:p>
      <text:list xml:id="list1350658585" text:style-name="L7">
        <text:list-item>
          <text:p text:style-name="P10">Done directly on assembly instructions</text:p>
        </text:list-item>
        <text:list-item>
          <text:p text:style-name="P10">The peephole is a short sequence of(usually contiguous) instructions</text:p>
        </text:list-item>
        <text:list-item>
          <text:p text:style-name="P10">The optimizer replaces the peephole with a equivalent but faster sequence of instructions</text:p>
        </text:list-item>
        <text:list-item>
          <text:p text:style-name="P10">Examples :</text:p>
          <text:list>
            <text:list-item>
              <text:p text:style-name="P10">move $a $b, move $b $a → move $a, $b</text:p>
              <text:p text:style-name="P10">Works if move $b, $a is not the target of a jump instruction</text:p>
            </text:list-item>
            <text:list-item>
              <text:p text:style-name="P10">addiu $a $a i, addiu $a $a j → addiu $a, $a <text:span text:style-name="T2">i</text:span> + j</text:p>
            </text:list-item>
            <text:list-item>
              <text:p text:style-name="P10">addiu $a $b 0 → move $a $b</text:p>
            </text:list-item>
            <text:list-item>
              <text:p text:style-name="P10">move $a $a → delete</text:p>
            </text:list-item>
          </text:list>
        </text:list-item>
        <text:list-item>
          <text:p text:style-name="P10">As with local optimizations, peephole optimizations must be applied repeatedly for maximal effect</text:p>
        </text:list-item>
      </text:list>
      <text:p text:style-name="P9"/>
      <text:p text:style-name="P13">Strength reduction</text:p>
      <text:list xml:id="list86847473" text:style-name="L8">
        <text:list-item>
          <text:p text:style-name="P11"><text:span text:style-name="T2">A variable </text:span><text:span text:style-name="T3">x</text:span><text:span text:style-name="T4"> is said to be an induction variable if there is a positive or neagtive constant c such that each time x is assigned, </text:span><text:span text:style-name="T5">its values increases by c.</text:span></text:p>
        </text:list-item>
        <text:list-item>
          <text:p text:style-name="P12"><text:span text:style-name="T5">The transormation of replacing an expensive operation, such as multiplication, by a chearper one such as addition is known as strength reduction. Not only do induction variables allows us sometimes to perform a strength reduction in a loop; </text:span><text:span text:style-name="T6">often it is possible to eliminate all but one of a group of induction variables whole values remain in lock step as we go around the loop.</text:span></text:p>
        </text:list-item>
        <text:list-item>
          <text:p text:style-name="P12"><text:span text:style-name="T7">Consider the loop,B</text:span><text:span text:style-name="T9">2</text:span><text:span text:style-name="T10">,</text:span><text:span text:style-name="T6"><draw:frame draw:style-name="fr1" draw:name="Object1" text:anchor-type="as-char" svg:y="-0.4126in" svg:width="1.0874in" svg:height="0.7661in" draw:z-index="10"><draw:object xlink:href="./Object 1" xlink:type="simple" xlink:show="embed" xlink:actuate="onLoad"/><draw:image xlink:href="./ObjectReplacements/Object 1" xlink:type="simple" xlink:show="embed" xlink:actuate="onLoad"/></draw:frame></text:span><text:span text:style-name="T6">. </text:span><text:span text:style-name="T7">After strength reduction </text:span><text:span text:style-name="T8">the loop becomes</text:span><text:span text:style-name="T7">,</text:span><text:span text:style-name="T7"><draw:frame draw:style-name="fr1" draw:name="Object2" text:anchor-type="as-char" svg:y="-0.4134in" svg:width="1.0909in" svg:height="0.7681in" draw:z-index="1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7">, </text:span><text:span text:style-name="T8">with t2 = 4 * i, being set before entry into the loop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Courier 10 Pitch1" svg:font-family="'Courier 10 Pitch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6-26T13:48:45</meta:creation-date>
    <dc:date>2013-02-08T11:13:43</dc:date>
    <dc:creator>Kempa </dc:creator>
    <meta:editing-duration>PT8H36M31S</meta:editing-duration>
    <meta:editing-cycles>27</meta:editing-cycles>
    <meta:generator>LibreOffice/3.6$Linux_x86 LibreOffice_project/360m1$Build-2</meta:generator>
    <meta:document-statistic meta:table-count="0" meta:image-count="0" meta:object-count="2" meta:page-count="2" meta:paragraph-count="57" meta:word-count="712" meta:character-count="3862" meta:non-whitespace-character-count="3228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i>i</mi>
              <mo stretchy="false">=</mo>
              <mrow>
                <mi>i</mi>
                <mo stretchy="false">+</mo>
                <mn>1</mn>
              </mrow>
            </mrow>
          </mrow>
        </mtd>
      </mtr>
      <mtr>
        <mtd>
          <mrow>
            <mrow>
              <mi mathvariant="italic">t2</mi>
              <mo stretchy="false">=</mo>
              <mrow>
                <mn>4</mn>
                <mo stretchy="false">∗</mo>
                <mi>i</mi>
              </mrow>
            </mrow>
          </mrow>
        </mtd>
      </mtr>
      <mtr>
        <mtd>
          <mrow>
            <mrow>
              <mi mathvariant="italic">t3</mi>
              <mo stretchy="false">=</mo>
              <mi>a</mi>
            </mrow>
            <mrow>
              <mo stretchy="false">[</mo>
              <mrow>
                <mi mathvariant="italic">t2</mi>
              </mrow>
              <mo stretchy="false">]</mo>
            </mrow>
          </mrow>
        </mtd>
      </mtr>
      <mtr>
        <mtd>
          <mrow>
            <mi mathvariant="italic">if</mi>
            <mrow>
              <mi mathvariant="italic">t3</mi>
              <mo stretchy="false">&lt;</mo>
              <mi>v</mi>
            </mrow>
            <mi mathvariant="italic">goto</mi>
            <mi mathvariant="italic">B2</mi>
          </mrow>
        </mtd>
      </mtr>
    </mtable>
    <annotation encoding="StarMath 5.0">i = i + 1 newline
t2 = 4 * i newline
t3 = a[t2] newline
if t3 &lt; v goto B2</annotation>
  </semantics>
</math>
</file>

<file path=Object 2/content.xml><?xml version="1.0" encoding="utf-8"?>
<math xmlns="http://www.w3.org/1998/Math/MathML">
  <semantics>
    <mtable>
      <mtr>
        <mtd>
          <mrow>
            <mrow>
              <mi>i</mi>
              <mo stretchy="false">=</mo>
              <mrow>
                <mi>i</mi>
                <mo stretchy="false">+</mo>
                <mn>1</mn>
              </mrow>
            </mrow>
          </mrow>
        </mtd>
      </mtr>
      <mtr>
        <mtd>
          <mrow>
            <mrow>
              <mi mathvariant="italic">t2</mi>
              <mo stretchy="false">=</mo>
              <mrow>
                <mi mathvariant="italic">t2</mi>
                <mo stretchy="false">+</mo>
                <mn>4</mn>
              </mrow>
            </mrow>
          </mrow>
        </mtd>
      </mtr>
      <mtr>
        <mtd>
          <mrow>
            <mrow>
              <mi mathvariant="italic">t3</mi>
              <mo stretchy="false">=</mo>
              <mi>a</mi>
            </mrow>
            <mrow>
              <mo stretchy="false">[</mo>
              <mrow>
                <mi mathvariant="italic">t2</mi>
              </mrow>
              <mo stretchy="false">]</mo>
            </mrow>
          </mrow>
        </mtd>
      </mtr>
      <mtr>
        <mtd>
          <mrow>
            <mi mathvariant="italic">if</mi>
            <mrow>
              <mi mathvariant="italic">t3</mi>
              <mo stretchy="false">&lt;</mo>
              <mi>v</mi>
            </mrow>
            <mi mathvariant="italic">goto</mi>
            <mi mathvariant="italic">B2</mi>
          </mrow>
        </mtd>
      </mtr>
    </mtable>
    <annotation encoding="StarMath 5.0">i = i + 1 newline
t2 = t2 + 4 newline
t3 = a[t2] newline
if t3 &lt; v goto B2</annotation>
  </semantics>
</math>
</file>